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officeooo:rsid="000ef1c1" officeooo:paragraph-rsid="000ef1c1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officeooo:rsid="000fab20" officeooo:paragraph-rsid="000fab20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font-name="Times New Roman" fo:font-size="14pt" officeooo:rsid="00103cb7" officeooo:paragraph-rsid="00103cb7" style:font-size-asian="12.25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style:font-name="Times New Roman" fo:font-size="14pt" officeooo:rsid="000f17dc" officeooo:paragraph-rsid="000f17dc" style:font-size-asian="12.25pt" style:font-size-complex="14pt"/>
    </style:style>
    <style:style style:name="T1" style:family="text">
      <style:text-properties officeooo:rsid="000f17dc"/>
    </style:style>
    <style:style style:name="T2" style:family="text">
      <style:text-properties officeooo:rsid="00103c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Начало написания тезисов 11.03.2017</text:p>
      <text:p text:style-name="P1">Без понимания куда и как мы двигаемся <text:span text:style-name="T1">невозможно построить справедливого общества. На эти вопросы отвечает концепция жизнеустройства.</text:span></text:p>
      <text:p text:style-name="P2">Для принятия на официальном уровне КОБ, как государственной концепции ещё не время. Ещё сильны библейские стереотипы в обществе. Но для эффективного преобразования общества от нынешнего состояния к идеалу необходимо выразить и на государственном уровне принять идеологию, т. е. адаптированный вариант идеологии.</text:p>
      <text:p text:style-name="P2">Когда мы касаемся вопроса идеологии, то для русского человека важнейшим вопросом является вопрос справедливости. В ДНР на многих бигбордах написано, что мы строим справедливое общество свободных и равных людей. Не обходимо определится что же такое справедливость и <text:span text:style-name="T2">свобода</text:span>.</text:p>
      <text:p text:style-name="P3">При обсуждении вопроса справедливости не обойти вопрос эксплуатации человека человеком. При обсуждении вопроса свободы не обойти вопрос совести.</text:p>
      <text:p text:style-name="P3">Надо обсудить вопрос образования, физического здоровья людей. Это то, что формирует человека. А к чему же он должен стремится? Отсутствие эксплуатации человека человеком это только лишь метод. Для того, что бы выстроить адекватную систему образования необходимо знать какого человека мы хотим воспитать. И в этих вопросах не обойти вопрос КОБ. Т.е. необходимо указать кто такой ЧЕЛОВЕК! <text:line-break/>Как я вижу идеология нужна только на относительно короткий промежуток времени, что бы либеральные силы запада, России не постарались уничтожить Россию и как её часть ДН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1:46:01.581704950</meta:creation-date>
    <dc:date>2017-03-11T22:27:29.912752953</dc:date>
    <meta:editing-duration>PT34M4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00" meta:character-count="1454" meta:non-whitespace-character-count="1259"/>
  </office:meta>
</office:document-meta>
</file>